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sse</text:span><text:span text:style-name="T1"> </text:span><text:span text:style-name="T2">é o curso de Orientação a Objetos com Java.</text:span><text:span text:style-name="T1"> </text:span><text:span text:style-name="T2">Meu nome é Eduardo Guerra e hoje eu estou aqui para</text:span><text:span text:style-name="T1"> </text:span><text:span text:style-name="T2">responder uma pergunta que muitos desenvolvedores fazem.</text:span><text:span text:style-name="T1"> </text:span><text:span text:style-name="T2">Eu preciso de diagramas?</text:span><text:span text:style-name="T1"> </text:span><text:span text:style-name="T2">A gente vai falar aqui no curso sobre alguns tipos de diagramas,</text:span><text:span text:style-name="T1"> </text:span><text:span text:style-name="T2">na sequência vamos falar sobre os diagramas de classe,</text:span><text:span text:style-name="T1"> </text:span><text:span text:style-name="T2">mas antes de entrar no diagrama si eu não quero que você comece a aprender</text:span><text:span text:style-name="T1"> </text:span><text:span text:style-name="T2">sem entender como que diagrama deve ser utilizado num</text:span><text:span text:style-name="T1"> </text:span><text:span text:style-name="T2">projeto de software, qual é a utilidade do diagrama,</text:span><text:span text:style-name="T1"> </text:span><text:span text:style-name="T2">como utilizar ele de forma que ele vai ser útil, certo?</text:span><text:span text:style-name="T1"> </text:span><text:span text:style-name="T2">Então, eu vejo que muita gente se faz essa pergunta:</text:span><text:span text:style-name="T1"> </text:span><text:span text:style-name="T2">Por que que eu preciso de diagrama?</text:span><text:span text:style-name="T1"> </text:span><text:span text:style-name="T2">O cara pensa assim: "Eu tenho diagrama", "Eu tenho código,</text:span><text:span text:style-name="T1"> </text:span><text:span text:style-name="T2">as vezes eu tenho código, o cógico já representa o que o software faz.</text:span><text:span text:style-name="T1"> </text:span><text:span text:style-name="T2">Para que que eu preciso de diagrama mostrando essas mesmas coisas?" Vamos ver</text:span><text:span text:style-name="T1"> </text:span><text:span text:style-name="T2">aqui alguns motivos pelos quais você pode querer estar utilizando diagrama.</text:span><text:span text:style-name="T1"> </text:span><text:span text:style-name="T2">A primeira coisa é que o diagrama ele pode te ajudar</text:span><text:span text:style-name="T1"> </text:span><text:span text:style-name="T2">a comunicar de uma forma bastante eficiente as suas ideias.</text:span><text:span text:style-name="T1"> </text:span><text:span text:style-name="T2">Imagina por exemplo que você quer comunicar a equipe,</text:span><text:span text:style-name="T1"> </text:span><text:span text:style-name="T2">por exemplo, explicar pouco do domínio do software.</text:span><text:span text:style-name="T1"> </text:span><text:span text:style-name="T2">Imagina lá que o seu software é sobre uma escola,</text:span><text:span text:style-name="T1"> </text:span><text:span text:style-name="T2">então você quer mostrar como que os alunos se relacionam com os cursos,</text:span><text:span text:style-name="T1"> </text:span><text:span text:style-name="T2">os professores como eles são alocados nos cursos nas unidades,</text:span><text:span text:style-name="T1"> </text:span><text:span text:style-name="T2">então você tem diagrama representando esse domínio,</text:span><text:span text:style-name="T1"> </text:span><text:span text:style-name="T2">isso daí pode ajudar as outras pessoas, pode ser uma</text:span><text:span text:style-name="T1"> </text:span><text:span text:style-name="T2">forma bastante eficiente de comunicação, de você passar essas informações</text:span><text:span text:style-name="T1"> </text:span><text:span text:style-name="T2">para as pessoas de uma forma mais rápida, muito mais rápido que você ter,</text:span><text:span text:style-name="T1"> </text:span><text:span text:style-name="T2">por exemplo, monte de classes lá no código e a pessoa ter que ir olhando uma por uma.</text:span><text:span text:style-name="T1"> </text:span><text:span text:style-name="T2">Outro motivo para você utilizar os</text:span><text:span text:style-name="T1"> </text:span><text:span text:style-name="T2">diagramas é para você poder pensar melhor no seu domínio.</text:span><text:span text:style-name="T1"> </text:span><text:span text:style-name="T2">Muitas vezes, eu por exemplo eu tenho essa característica de as vezes eu estou</text:span><text:span text:style-name="T1"> </text:span><text:span text:style-name="T2">pensando, eu estou raciocinando, estou montando uma arquitetura, estou tentando</text:span><text:span text:style-name="T1"> </text:span><text:span text:style-name="T2">pensar melhor como representar aquelas informações do domínio,</text:span><text:span text:style-name="T1"> </text:span><text:span text:style-name="T2">de as vezes indo e desenhando diagrama, muitas vezes sem muitas amarras,</text:span><text:span text:style-name="T1"> </text:span><text:span text:style-name="T2">sem muitas ferramentas, as vezes num papel ou as vezes num quadro branco,</text:span><text:span text:style-name="T1"> </text:span><text:span text:style-name="T2">me ajuda bastante a pensar, a raciocinar,</text:span><text:span text:style-name="T1"> </text:span><text:span text:style-name="T2">a trabalhar melhor aquele conceito antes de ir por exemplo,</text:span><text:span text:style-name="T1"> </text:span><text:span text:style-name="T2">pro código e trabalhar naquilo ali individualmente.</text:span><text:span text:style-name="T1"> </text:span><text:span text:style-name="T2">O diagrama ele me ajuda a pensar.</text:span><text:span text:style-name="T1"> </text:span><text:span text:style-name="T2">Uma outra utilidade do diagrama é você poder explorar</text:span><text:span text:style-name="T1"> </text:span><text:span text:style-name="T2">diversas soluções então muitas vezes você fala assim: " eu posso representar,</text:span><text:span text:style-name="T1"> </text:span><text:span text:style-name="T2">por exemplo, a escola dessa forma.</text:span><text:span text:style-name="T1"> </text:span><text:span text:style-name="T2">Eu posso ter por exemplo os cursos, eles podem fazer parte da escola,</text:span><text:span text:style-name="T1"> </text:span><text:span text:style-name="T2">ou então eu posso ter os cursos como uma coisa independente da escola,</text:span><text:span text:style-name="T1"> </text:span><text:span text:style-name="T2">e simplesmente serem relacionados".</text:span><text:span text:style-name="T1"> </text:span><text:span text:style-name="T2">E ai eu posso por exemplo, na hora que eu estou pensando no meu sistema,</text:span><text:span text:style-name="T1"> </text:span><text:span text:style-name="T2">eu posso explorar essas diversas alternativas a partir dos diagramas.</text:span><text:span text:style-name="T1"> </text:span><text:span text:style-name="T2">"Se eu fizer assim fica desse jeito,</text:span><text:span text:style-name="T1"> </text:span><text:span text:style-name="T2">se eu fizer desse outro vai ter essa consequência".</text:span><text:span text:style-name="T1"> </text:span><text:span text:style-name="T2">E ai ver o que que seria o mais adequado, simular cenários, e então o diagrama</text:span><text:span text:style-name="T1"> </text:span><text:span text:style-name="T2">também é muito interessante para ao invés de você ir direto pro código e querer já</text:span><text:span text:style-name="T1"> </text:span><text:span text:style-name="T2">criar uma solução definitiva que muitas vezes você não sabe se é aquilo mesmo,</text:span><text:span text:style-name="T1"> </text:span><text:span text:style-name="T2">ou você nem sabe direito o que você tá indo pro código fazer,</text:span><text:span text:style-name="T1"> </text:span><text:span text:style-name="T2">o diagrama é uma forma de você estar explorando essas diferentes opções que</text:span><text:span text:style-name="T1"> </text:span><text:span text:style-name="T2">muitas vezes você tem na hora de criar software.</text:span><text:span text:style-name="T1"> </text:span><text:span text:style-name="T2">Que lugar, que lugar bonito, deixa até eu colocar aqui meu óculos aqui,</text:span><text:span text:style-name="T1"> </text:span><text:span text:style-name="T2">maravilha, então pensa se de dentro de apartamento, se</text:span><text:span text:style-name="T1"> </text:span><text:span text:style-name="T2">dentro da casa de alguém a pessoa consegue ter essa visão ai do Rio de Janeiro.</text:span><text:span text:style-name="T1"> </text:span><text:span text:style-name="T2">Difícil né, da mesma forma, você pegando o código de uma classe</text:span><text:span text:style-name="T1"> </text:span><text:span text:style-name="T2">você não consegue ter uma visão geral do software.</text:span><text:span text:style-name="T1"> </text:span><text:span text:style-name="T2">Essa é uma das outras utilidades dos diagramas que é dar essa</text:span><text:span text:style-name="T1"> </text:span><text:span text:style-name="T2">visão geral onde você pode estar visualizando o software como todo.</text:span><text:span text:style-name="T1"> </text:span><text:span text:style-name="T2">Então da mesma forma que eu, por exemplo, se eu subir, se for</text:span><text:span text:style-name="T1"> </text:span><text:span text:style-name="T2">de helicóptero ou subir as vezes num lugar muito alto,</text:span><text:span text:style-name="T1"> </text:span><text:span text:style-name="T2">eu consigo ter essa visão panorâmica ai da cidade, que maravilha,</text:span><text:span text:style-name="T1"> </text:span><text:span text:style-name="T2">eu consigo por exemplo a partir de diagrama ter</text:span><text:span text:style-name="T1"> </text:span><text:span text:style-name="T2">essa visão do software mais como todo.</text:span><text:span text:style-name="T1"> </text:span><text:span text:style-name="T2">Muitas vezes o diagrama ele vai focar numa questão específica, por exemplo,</text:span><text:span text:style-name="T1"> </text:span><text:span text:style-name="T2">arquitetura, as classes de domínio, ou como é a interação entre as classes,</text:span><text:span text:style-name="T1"> </text:span><text:span text:style-name="T2">ou de repente como uma determinada classe muda de estados</text:span><text:span text:style-name="T1"> </text:span><text:span text:style-name="T2">durante o seu ciclo de vida, mas o diagrama ele é interessante que</text:span><text:span text:style-name="T1"> </text:span><text:span text:style-name="T2">muitas vezes essas informações elas estão espalhadas pelo software.</text:span><text:span text:style-name="T1"> </text:span><text:span text:style-name="T2">Muitas vezes essas são implementadas por diversas classes e você indo lá e</text:span><text:span text:style-name="T1"> </text:span><text:span text:style-name="T2">olhando cada uma dessas classes é diferente de você, por exemplo,</text:span><text:span text:style-name="T1"> </text:span><text:span text:style-name="T2">ir lá e olhar tudo de cima e ver como as coisas estão organizadas e</text:span><text:span text:style-name="T1"> </text:span><text:span text:style-name="T2">como elas se encaixam, do que indo lá baixo e visitando cada uma.</text:span><text:span text:style-name="T1"> </text:span><text:span text:style-name="T2">Quantas vezes, </text:span><text:soft-page-break/><text:span text:style-name="T2">as vezes você não pega caminho diferente,</text:span><text:span text:style-name="T1"> </text:span><text:span text:style-name="T2">e ai você se surpreende você fala assim: "Olha, mas esse caminho veio parar aqui.</text:span><text:span text:style-name="T1"> </text:span><text:span text:style-name="T2">Por que?" Porque ali no detalhe muitas vezes você não tem a visão de como as</text:span><text:span text:style-name="T1"> </text:span><text:span text:style-name="T2">coisas estão conectadas, como as coisas se relacionam e tomando essa</text:span><text:span text:style-name="T1"> </text:span><text:span text:style-name="T2">distancia a partir do diagrama isso pode ficar muito mais claro.</text:span><text:span text:style-name="T1"> </text:span><text:span text:style-name="T2">Isso com certeza é uma das principais utilidades de diagrama e</text:span><text:span text:style-name="T1"> </text:span><text:span text:style-name="T2">pode ser essencial na comunicação dentro da equipe para que todos</text:span><text:span text:style-name="T1"> </text:span><text:span text:style-name="T2">entendam as soluções e tenham esse panorama de como que o software funciona,</text:span><text:span text:style-name="T1"> </text:span><text:span text:style-name="T2">de como as classes colaboram para se chegar num resultado final.</text:span><text:span text:style-name="T1"> </text:span><text:span text:style-name="T2">Uma outra experiencia que eu posso falar, talvez seja o principal uso de diagramas</text:span><text:span text:style-name="T1"> </text:span><text:span text:style-name="T2">pelo menos para mim, ser uma excelente ferramenta para</text:span><text:span text:style-name="T1"> </text:span><text:span text:style-name="T2">você discutir o design e as soluções com outras pessoas.</text:span><text:span text:style-name="T1"> </text:span><text:span text:style-name="T2">Eu tive uma experiência recente que eu tava discutindo a arquitetura</text:span><text:span text:style-name="T1"> </text:span><text:span text:style-name="T2">uma nova arquitetura para software existente junto com a equipe,</text:span><text:span text:style-name="T1"> </text:span><text:span text:style-name="T2">e a gente utilizou diagramas num quadro branco,</text:span><text:span text:style-name="T1"> </text:span><text:span text:style-name="T2">eu fui e fui desenhando a solução toda a equipe foi interagindo dando opinião,</text:span><text:span text:style-name="T1"> </text:span><text:span text:style-name="T2">quando alguém não entendia falava: "Mas que bloco e aquele?</text:span><text:span text:style-name="T1"> </text:span><text:span text:style-name="T2">Que que aquilo faz?</text:span><text:span text:style-name="T1"> </text:span><text:span text:style-name="T2">Olha, onde que está tal parte da solução?</text:span><text:span text:style-name="T1"> </text:span><text:span text:style-name="T2">Quem vai ser responsável por fazer aquilo?" Então a partir daquele diagrama</text:span><text:span text:style-name="T1"> </text:span><text:span text:style-name="T2">a gente foi criando dentro da equipe ali,</text:span><text:span text:style-name="T1"> </text:span><text:span text:style-name="T2">toda uma visão de como que aquela arquitetura iria funcionar.</text:span><text:span text:style-name="T1"> </text:span><text:span text:style-name="T2">Então os diagramas eles são uma excelente ferramenta para o design colaborativo,</text:span><text:span text:style-name="T1"> </text:span><text:span text:style-name="T2">para se trabalhar junto com outra pessoa numa solução,</text:span><text:span text:style-name="T1"> </text:span><text:span text:style-name="T2">principalmente por exemplo na frente de quadro branco.</text:span><text:span text:style-name="T1"> </text:span><text:span text:style-name="T2">Falei várias formas de usar o diagrama, agora a principal forma de não utilizar.</text:span><text:span text:style-name="T1"> </text:span><text:span text:style-name="T2">Você não deve utilizar diagrama só porque alguém falou</text:span><text:span text:style-name="T1"> </text:span><text:span text:style-name="T2">que você precisava fazer aquele diagrama, é a pior forma.</text:span><text:span text:style-name="T1"> </text:span><text:span text:style-name="T2">Pode até ser que a pessoa tenha razão pedir para você fazer aquele diagrama,</text:span><text:span text:style-name="T1"> </text:span><text:span text:style-name="T2">só que se você não souber para que que aquele diagrama serve,</text:span><text:span text:style-name="T1"> </text:span><text:span text:style-name="T2">quem vai ler aquele diagrama, você não vai fazer o diagrama adequado.</text:span><text:span text:style-name="T1"> </text:span><text:span text:style-name="T2">Então, não siga como se fosse esses cavalos que usam,</text:span><text:span text:style-name="T1"> </text:span><text:span text:style-name="T2">que se chama antolho que tampa a visão e faz</text:span><text:span text:style-name="T1"> </text:span><text:span text:style-name="T2">ele ver somente retinho, sem saber o que está acontecendo do lado,</text:span><text:span text:style-name="T1"> </text:span><text:span text:style-name="T2">ele está indo ali para a frente sem saber o que esta acontecendo, não seja assim.</text:span><text:span text:style-name="T1"> </text:span><text:span text:style-name="T2">Crie diagrama sabendo para que aquele diagrama serve,</text:span><text:span text:style-name="T1"> </text:span><text:span text:style-name="T2">para quem é aquele diagrama, para que você possa fazer o diagrama mais</text:span><text:span text:style-name="T1"> </text:span><text:span text:style-name="T2">adequado de acordo com o propósito que você tem.</text:span><text:span text:style-name="T1"> </text:span><text:span text:style-name="T2">Então a pior forma de você usar diagrama é simplesmente porque o processo,</text:span><text:span text:style-name="T1"> </text:span><text:span text:style-name="T2">ou alguém falou que você tem que fazer e você não vê aquela utilidade.</text:span><text:span text:style-name="T1"> </text:span><text:span text:style-name="T2">Então por mais que aquela pessoa ou aquele processo tenha razão,</text:span><text:span text:style-name="T1"> </text:span><text:span text:style-name="T2">procure primeiro entender o motivo de fazer aquele diagrama, questione se for</text:span><text:span text:style-name="T1"> </text:span><text:span text:style-name="T2">necessário mas evite criar diagramas de forma cega só porque</text:span><text:span text:style-name="T1"> </text:span><text:span text:style-name="T2">alguém ou algum processo disse que era necessário e que era importante.</text:span><text:span text:style-name="T1"> </text:span><text:span text:style-name="T2">Com isso eu espero que vocês tenham entendido como que os diagramas eles podem</text:span><text:span text:style-name="T1"> </text:span><text:span text:style-name="T2">ser utilizados dentro de uma equipe, dentro de projeto de software para</text:span><text:span text:style-name="T1"> </text:span><text:span text:style-name="T2">a comunicação, para a colaboração, para você pensar melhor num problema,</text:span><text:span text:style-name="T1"> </text:span><text:span text:style-name="T2">para você poder ter uma visão geral de como as coisas estão organizadas.</text:span><text:span text:style-name="T1"> </text:span><text:span text:style-name="T3">E não se esqueça de não seguir cegamente sem entender o porquê</text:span><text:span text:style-name="T1"> </text:span><text:span text:style-name="T2">precisa criar diagrama.</text:span><text:span text:style-name="T1"> </text:span><text:span text:style-name="T2">Sempre entenda o motivo e quem é o público alvo do diagrama que você está criando.</text:span><text:span text:style-name="T1"> </text:span><text:span text:style-name="T2">Espero que tenha ficado claro para vocês.</text:span><text:span text:style-name="T1"> </text:span><text:span text:style-name="T2">Até a próxima aula!</text:span><text:span text:style-name="T1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1.6.2$Windows_x86 LibreOffice_project/07ac168c60a517dba0f0d7bc7540f5afa45f0909</meta:generator>
    <dc:date>2017-01-18T07:06:16.115000000</dc:date>
    <meta:document-statistic meta:table-count="0" meta:image-count="0" meta:object-count="0" meta:page-count="2" meta:paragraph-count="1" meta:word-count="1394" meta:character-count="8000" meta:non-whitespace-character-count="6605"/>
    <meta:user-defined meta:name="Info 1"/>
    <meta:user-defined meta:name="Info 2"/>
    <meta:user-defined meta:name="Info 3"/>
    <meta:user-defined meta:name="Info 4"/>
  </office:meta>
</office:document-meta>
</file>